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76039" officeooo:paragraph-rsid="00076039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76039" officeooo:paragraph-rsid="0029db5a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076039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076039" officeooo:paragraph-rsid="00076039" style:font-size-asian="14pt" style:font-size-complex="14pt"/>
    </style:style>
    <style:style style:name="P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7" style:family="paragraph" style:parent-style-name="Standard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5b50a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91aee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076039" officeooo:paragraph-rsid="001e9aca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552ea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0f0b22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b925e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11b369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91aee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6d22a" style:font-size-asian="14pt" style:font-size-complex="14pt"/>
    </style:style>
    <style:style style:name="P16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6d22a" officeooo:paragraph-rsid="001b925e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0dec8c" officeooo:paragraph-rsid="000f0b22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552ea" officeooo:paragraph-rsid="001552ea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826e7" officeooo:paragraph-rsid="001826e7" style:font-size-asian="14pt" style:font-size-complex="14pt"/>
    </style:style>
    <style:style style:name="P20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11b369" officeooo:paragraph-rsid="0011b369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0.9499998092651pt" fo:letter-spacing="normal" fo:font-style="normal" fo:font-weight="normal" officeooo:paragraph-rsid="0010d88c" style:font-size-asian="14pt" style:font-size-complex="14pt"/>
    </style:style>
    <style:style style:name="P22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11b369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1b925e" style:font-size-asian="14pt" style:font-size-complex="14pt"/>
    </style:style>
    <style:style style:name="P24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2b5109" style:font-size-asian="14pt" style:font-size-complex="14pt"/>
    </style:style>
    <style:style style:name="P25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rsid="001c7b9c" officeooo:paragraph-rsid="001d9232" style:font-size-asian="14pt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rsid="001a13b4" officeooo:paragraph-rsid="001b925e" style:font-size-asian="14pt" style:font-size-complex="14pt"/>
    </style:style>
    <style:style style:name="P27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officeooo:paragraph-rsid="0011b369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b1b1b" loext:opacity="100%" style:font-name="Ubuntu" fo:font-size="14pt" fo:letter-spacing="normal" fo:font-style="normal" fo:font-weight="normal" officeooo:rsid="001552ea" officeooo:paragraph-rsid="001552ea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b1b1b" loext:opacity="100%" style:font-name="Ubuntu" fo:font-size="14pt" fo:letter-spacing="normal" fo:font-style="normal" fo:font-weight="normal" officeooo:paragraph-rsid="000bf3bf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style:font-name="Ubuntu" fo:font-size="14pt" officeooo:paragraph-rsid="0029db5a" style:font-size-asian="14pt" style:font-size-complex="14pt"/>
    </style:style>
    <style:style style:name="P3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variant="normal" fo:text-transform="none" fo:color="#1b1b1b" loext:opacity="100%" style:text-line-through-style="none" style:text-line-through-type="none" fo:letter-spacing="normal" fo:font-style="normal" style:text-underline-style="none" fo:font-weight="normal"/>
    </style:style>
    <style:style style:name="T2" style:family="text">
      <style:text-properties fo:font-variant="normal" fo:text-transform="none" fo:color="#1b1b1b" loext:opacity="100%" style:text-line-through-style="none" style:text-line-through-type="none" fo:letter-spacing="normal" fo:font-style="normal" style:text-underline-style="none" fo:font-weight="normal" officeooo:rsid="0029db5a"/>
    </style:style>
    <style:style style:name="T3" style:family="text">
      <style:text-properties fo:font-variant="normal" fo:text-transform="none" fo:color="#1b1b1b" loext:opacity="100%" fo:letter-spacing="normal" fo:font-style="normal" fo:font-weight="normal"/>
    </style:style>
    <style:style style:name="T4" style:family="text">
      <style:text-properties fo:font-variant="normal" fo:text-transform="none" fo:color="#1b1b1b" loext:opacity="100%" fo:letter-spacing="normal" fo:font-style="normal" fo:font-weight="normal" officeooo:rsid="0011b369"/>
    </style:style>
    <style:style style:name="T5" style:family="text">
      <style:text-properties fo:font-variant="normal" fo:text-transform="none" fo:color="#1b1b1b" loext:opacity="100%" fo:letter-spacing="normal" fo:font-style="normal" fo:font-weight="normal" officeooo:rsid="0016d22a"/>
    </style:style>
    <style:style style:name="T6" style:family="text">
      <style:text-properties fo:font-variant="normal" fo:text-transform="none" fo:color="#1b1b1b" loext:opacity="100%" fo:letter-spacing="normal" fo:font-style="normal" fo:font-weight="normal" officeooo:rsid="001b925e"/>
    </style:style>
    <style:style style:name="T7" style:family="text">
      <style:text-properties fo:font-variant="normal" fo:text-transform="none" fo:color="#1b1b1b" loext:opacity="100%" fo:letter-spacing="normal" fo:font-style="normal" fo:font-weight="normal" officeooo:rsid="001e9aca"/>
    </style:style>
    <style:style style:name="T8" style:family="text">
      <style:text-properties fo:font-variant="normal" fo:text-transform="none" fo:color="#1b1b1b" loext:opacity="100%" fo:letter-spacing="normal" fo:font-style="normal" fo:font-weight="normal" officeooo:rsid="00076039"/>
    </style:style>
    <style:style style:name="T9" style:family="text">
      <style:text-properties fo:font-variant="normal" fo:text-transform="none" fo:color="#1b1b1b" loext:opacity="100%" fo:letter-spacing="normal" fo:font-style="normal" fo:font-weight="normal" officeooo:rsid="00288403"/>
    </style:style>
    <style:style style:name="T10" style:family="text">
      <style:text-properties fo:font-variant="normal" fo:text-transform="none" fo:color="#1b1b1b" loext:opacity="100%" fo:letter-spacing="normal" fo:font-style="normal" fo:font-weight="normal" officeooo:rsid="0029db5a"/>
    </style:style>
    <style:style style:name="T11" style:family="text">
      <style:text-properties fo:font-variant="normal" fo:text-transform="none" fo:color="#1b1b1b" loext:opacity="100%" fo:letter-spacing="normal" fo:font-style="normal" fo:font-weight="normal" officeooo:rsid="002fe0ce"/>
    </style:style>
    <style:style style:name="T12" style:family="text">
      <style:text-properties fo:font-variant="normal" fo:text-transform="none" fo:color="#1b1b1b" loext:opacity="100%" fo:letter-spacing="normal" fo:font-style="normal" style:text-underline-style="none" fo:font-weight="normal" officeooo:rsid="0016d22a"/>
    </style:style>
    <style:style style:name="T13" style:family="text">
      <style:text-properties fo:font-variant="normal" fo:text-transform="none" fo:color="#1b1b1b" loext:opacity="100%" fo:letter-spacing="normal" fo:font-style="normal" style:text-underline-style="none" fo:font-weight="normal" officeooo:rsid="00076039"/>
    </style:style>
    <style:style style:name="T14" style:family="text">
      <style:text-properties fo:font-variant="normal" fo:text-transform="none" fo:color="#1b1b1b" loext:opacity="100%" style:font-name="Ubuntu" fo:letter-spacing="normal" fo:font-style="normal" fo:font-weight="normal" officeooo:rsid="0016d22a" loext:padding="0cm" loext:border="none"/>
    </style:style>
    <style:style style:name="T15" style:family="text">
      <style:text-properties fo:font-variant="normal" fo:text-transform="none" fo:color="#1b1b1b" loext:opacity="100%" style:font-name="Ubuntu" fo:letter-spacing="normal" fo:font-style="normal" fo:font-weight="normal" officeooo:rsid="002b5109" loext:padding="0cm" loext:border="none"/>
    </style:style>
    <style:style style:name="T16" style:family="text">
      <style:text-properties fo:font-variant="normal" fo:text-transform="none" fo:color="#1b1b1b" loext:opacity="100%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1b1b1b" loext:opacity="100%" fo:font-size="14pt" fo:letter-spacing="normal" fo:font-style="normal" fo:font-weight="normal" officeooo:rsid="0015b50a" style:font-size-asian="14pt" style:font-size-complex="14pt"/>
    </style:style>
    <style:style style:name="T18" style:family="text">
      <style:text-properties officeooo:rsid="000b8d2b"/>
    </style:style>
    <style:style style:name="T19" style:family="text">
      <style:text-properties officeooo:rsid="000bf3bf"/>
    </style:style>
    <style:style style:name="T20" style:family="text">
      <style:text-properties officeooo:rsid="001552ea"/>
    </style:style>
    <style:style style:name="T21" style:family="text">
      <style:text-properties officeooo:rsid="0016d22a"/>
    </style:style>
    <style:style style:name="T22" style:family="text">
      <style:text-properties officeooo:rsid="00191aee"/>
    </style:style>
    <style:style style:name="T23" style:family="text">
      <style:text-properties officeooo:rsid="001b925e"/>
    </style:style>
    <style:style style:name="T24" style:family="text">
      <style:text-properties officeooo:rsid="002f59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Acessibilidade 02</text:h>
      <text:p text:style-name="P29">CSS e JavaScript não têm a mesma importância imediata para a acessibilidade que o HTML, <text:span text:style-name="T18">mas quando usados corretamente, também têm o potencial de permitir experiências acessíveis na Web ou podem prejudicar significativamente a acessibilidade se forem mal utilizados. Em outras palavras é importante </text:span><text:span text:style-name="T19">considerar </text:span><text:span text:style-name="T18">práticas recomendadas </text:span><text:span text:style-name="T19">e boas praticas </text:span><text:span text:style-name="T18">para garantir que o uso de CSS e JavaScript não estrague a acessibilidade de seus documentos.</text:span></text:p>
      <text:p text:style-name="P3">_____________________________________________________________________</text:p>
      <text:h text:style-name="P6" text:outline-level="2">Javascript</text:h>
      <text:p text:style-name="P17">O JavaScript moderno é uma linguagem poderosa e podemos fazer muito com ela hoje em dia, desde atualizações simples de conteúdo e interface do usuário até jogos 2D e 3D completos. Não existe uma regra que diga que todo o conteúdo deve ser 100% acessível a todas as pessoas, você só precisa fazer o que puder e tornar seus aplicativos o mais acessíveis possível.</text:p>
      <text:p text:style-name="P11">Conteúdo e funcionalidade simples são indiscutivelmente fáceis de tornar acessíveis, por exemplo: texto, imagens, tabelas, formulários e botões que ativam funções.</text:p>
      <text:p text:style-name="P20"/>
      <text:p text:style-name="P22"><text:span text:style-name="T4">A</text:span><text:span text:style-name="T3">s principais considerações </text:span><text:span text:style-name="T4">de acessibilidade em um site </text:span><text:span text:style-name="T3">são:</text:span></text:p>
      <text:p text:style-name="P13"><text:s text:c="5"/>- Boa semântica: usar o elemento certo para o trabalho certo.</text:p>
      <text:p text:style-name="P13"><text:s text:c="5"/>- Garantir que o conteúdo esteja disponível como texto, bons rótulos de</text:p>
      <text:p text:style-name="P27"><text:span text:style-name="T16"><text:s text:c="7"/>texto para elementos de formulário ou </text:span><text:span text:style-name="T17">alternativas de texto</text:span></text:p>
      <text:p text:style-name="P11"/>
      <text:p text:style-name="P28">É possível com javascript criar funcionalidades onde esta faltando, apesar de não ser o ideal isso vai mostrar que é possível quando não da pra controlar a marcação usada</text:p>
      <text:p text:style-name="P10"><text:soft-page-break/>Outra maneira de melhorar a acessibilidade para widgets <text:span text:style-name="T20">(elemento de interação)</text:span> não semânticos baseados em JavaScript é usar WAI-ARIA para fornecer semântica extra para usuários de leitores de tela.</text:p>
      <text:p text:style-name="P21"/>
      <text:p text:style-name="P18">Algumas contramedidas simples para evitar mal funcionamento de acessibilidade com javascript é implementar controles de teclado e tornar o esquema de cores contrastante o suficiente para ser usado por pessoas com deficiências de cor.</text:p>
      <text:p text:style-name="P7">_____________________________________________________________________</text:p>
      <text:h text:style-name="P6" text:outline-level="2">O problema com muito javascript</text:h>
      <text:p text:style-name="P19">O problema surge quando <text:span text:style-name="T22">em um site, tudo é feito com javascript, o HTML é gerado em javascript, o CSS é gerado em javascript etc. É uma boa pratica usar a tecnologia certa para o trabalho certo, tambem é necessario medir se algo super complexo e bonito é melhor que algo simples e objetivo. </text:span><text:span text:style-name="T24">Por fim,</text:span></text:p>
      <text:p text:style-name="P14"><text:span text:style-name="T22">n</text:span>ão gere todo o seu conteúdo HTML usando JavaScript, se possível.</text:p>
      <text:p text:style-name="P8">_____________________________________________________________________</text:p>
      <text:h text:style-name="P6" text:outline-level="2">Javascript discreto</text:h>
      <text:p text:style-name="P26"><text:span text:style-name="T5">A </text:span><text:span text:style-name="T6">ideia do javascript discreto é que ele deve ser usado sempre que possível para aprimorar a funcionalidade, não incorpora-la inteiramente, ou seja, as funções básicas devem funcionar idealmente sem JavaScript, embora se saiba que nem sempre é uma opção. Mas grande parte deve estár usando a funcionalidade integrada do navegador sempre que possível.</text:span></text:p>
      <text:p text:style-name="P15"/>
      <text:p text:style-name="P12"><text:span text:style-name="T23">E</text:span>xemplos de uso de JavaScript discreto:</text:p>
      <text:p text:style-name="P12"><text:span text:style-name="T23"><text:s text:c="5"/>- V</text:span><text:span text:style-name="T21">alidação de formulário do lado do cliente, que alerta os usuários sobre </text:span></text:p>
      <text:p text:style-name="P16"><text:s text:c="8"/>problemas com suas entradas rapidamente, sem ter que </text:p>
      <text:p text:style-name="P16"><text:s text:c="8"/>esperar que o servidor verifique os dados. Se não estiver disponível, o </text:p>
      <text:p text:style-name="P16"><text:s text:c="8"/>formulário ainda funcionará, mas a validação poderá ser mais lenta.</text:p>
      <text:p text:style-name="P23"><text:soft-page-break/><text:span text:style-name="T5"><text:s text:c="6"/>- </text:span><text:span text:style-name="T6">C</text:span><text:span text:style-name="T5">ontroles personalizados para HTML </text:span><text:span text:style-name="Source_20_Text"><text:span text:style-name="T14">&lt;video&gt;</text:span></text:span><text:span text:style-name="T5"> que são acessíveis</text:span></text:p>
      <text:p text:style-name="P16"><text:s text:c="8"/>apenas para usuários de teclado, juntamente com um link direto para o </text:p>
      <text:p text:style-name="P16"><text:s text:c="8"/>vídeo que pode ser usado para acessá-lo se o JavaScript não estiver </text:p>
      <text:p text:style-name="P24"><text:span text:style-name="T5"><text:s text:c="8"/>disponível (os</text:span><text:span text:style-name="Source_20_Text"><text:span text:style-name="T14"> </text:span></text:span><text:span text:style-name="T5">controles padrão do </text:span><text:span text:style-name="Source_20_Text"><text:span text:style-name="T14">&lt;video&gt; </text:span></text:span><text:span text:style-name="Source_20_Text"><text:span text:style-name="T15">no</text:span></text:span><text:span text:style-name="T5"> navegador não são </text:span></text:p>
      <text:p text:style-name="P16"><text:s text:c="8"/>acessíveis por teclado na maioria dos navegadores).</text:p>
      <text:p text:style-name="P15"/>
      <text:p text:style-name="P25"><text:span text:style-name="T5">É </text:span><text:span text:style-name="T3">preciso ter validação ativa tanto do lado do cliente quanto do lado do servidor, já que é muito facil para usuarios mal-intencionados contornar o lado do cliente apenas desligando o javascript no navegador. A validação do lado do cliente ainda é muito útil para relatar erros, os usuários podem saber sobre os erros que cometem instantaneamente, em vez de ter que esperar por uma ida e volta ao servidor e um recarregamento da página, </text:span><text:span text:style-name="T7">porem a validação só precisa acontecer quando o formulario for enviado, é necessario para a UI não ser atualizada com muito frequencia </text:span><text:span text:style-name="T8">e potencialmente confundir os usuários d</text:span><text:span text:style-name="T11">e</text:span><text:span text:style-name="T8"> leitor</text:span><text:span text:style-name="T11">es</text:span><text:span text:style-name="T8"> de tela (</text:span><text:span text:style-name="T7">ou </text:span><text:span text:style-name="T8">outros)</text:span></text:p>
      <text:p text:style-name="P9">_____________________________________________________________________</text:p>
      <text:h text:style-name="P6" text:outline-level="2">Eventos de mouse</text:h>
      <text:p text:style-name="P30"><text:span text:style-name="T9">A</text:span><text:span text:style-name="T5"> maioria das interações do usuário são implementadas em JavaScript do lado do cliente usando manipuladores de eventos, que nos permitem executar funções em resposta a determinados eventos. </text:span><text:span text:style-name="T9">O problema é que </text:span><text:span text:style-name="T10">a</text:span><text:span text:style-name="T5">lguns podem ter problemas de acessibilidade. </text:span><text:span text:style-name="T9">Os eventos de click são os mais propicios</text:span><text:span text:style-name="T5">, como </text:span><text:a xlink:type="simple" xlink:href="https://developer.mozilla.org/en-US/docs/Web/API/Element/mouseover_event" text:style-name="Internet_20_link" text:visited-style-name="Visited_20_Internet_20_Link"><text:span text:style-name="T12">mouseover</text:span></text:a><text:span text:style-name="T5">, </text:span><text:a xlink:type="simple" xlink:href="https://developer.mozilla.org/en-US/docs/Web/API/Element/mouseout_event" text:style-name="Internet_20_link" text:visited-style-name="Visited_20_Internet_20_Link"><text:span text:style-name="T12">mouseout</text:span></text:a><text:span text:style-name="T5">, </text:span><text:a xlink:type="simple" xlink:href="https://developer.mozilla.org/en-US/docs/Web/API/Element/dblclick_event" text:style-name="Internet_20_link" text:visited-style-name="Visited_20_Internet_20_Link"><text:span text:style-name="T12">dblclick</text:span></text:a><text:span text:style-name="T5">, etc. A funcionalidade executada em resposta a esses eventos não estará acessível usando outros mecanismos, como controles de teclado. </text:span><text:span text:style-name="T8">Para atenuar esses problemas, </text:span><text:span text:style-name="T9">é preciso</text:span><text:span text:style-name="T8"> duplicar esses eventos com eventos semelhantes que podem ser ativados por outros meios (os chamados manipuladores de eventos independentes de dispositivo), </text:span><text:span text:style-name="T9">foco</text:span><text:span text:style-name="T13"> </text:span><text:span text:style-name="T8">e </text:span><text:span text:style-name="T9">desfoque </text:span><text:span text:style-name="T10">por exemplo</text:span><text:span text:style-name="T9"> </text:span><text:span text:style-name="T8">forneceriam acessibilidade para usuários de teclado.</text:span></text:p>
      <text:p text:style-name="P5"/>
      <text:p text:style-name="P2"><text:soft-page-break/><text:span text:style-name="T3">O evento </text:span><text:span text:style-name="T10">click não depende apenas do mouse, </text:span><text:span text:style-name="T3">a maioria dos navegadores ativará </text:span><text:span text:style-name="T10">ele</text:span><text:span text:style-name="T2"> quando Enter/Return for pressionado em um link, elemento de formulario que tenha foco ou se algum elemento for tocado em um dispositivo touchscreen. </text:span><text:span text:style-name="T1">No entanto, isso não funciona por padrão quando você permite que um evento com foco não padrão tenha foco usando tabindex, nesses casos, você precisa detectar especificamente quando essa tecla exata é pressionada</text:span></text:p>
      <text:p text:style-name="P1">_____________________________________________________________________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9:05:35.505017850</meta:creation-date>
    <dc:date>2023-03-23T07:59:57.268057859</dc:date>
    <meta:editing-duration>PT6H7M41S</meta:editing-duration>
    <meta:editing-cycles>32</meta:editing-cycles>
    <meta:generator>LibreOffice/7.0.4.2$Linux_X86_64 LibreOffice_project/00$Build-2</meta:generator>
    <meta:document-statistic meta:table-count="0" meta:image-count="0" meta:object-count="0" meta:page-count="4" meta:paragraph-count="36" meta:word-count="807" meta:character-count="5503" meta:non-whitespace-character-count="4642"/>
  </office:meta>
</office:document-meta>
</file>